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90000020706F37381B2A05C2E.png" manifest:media-type="image/png"/>
  <manifest:file-entry manifest:full-path="Pictures/100002010000023A0000020613A4AE7B98104500.png" manifest:media-type="image/png"/>
  <manifest:file-entry manifest:full-path="Pictures/10000201000001F50000023B897656502B7168B8.png" manifest:media-type="image/png"/>
  <manifest:file-entry manifest:full-path="Pictures/10000000000001AA000000CEDA05DA8722D1F34C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Onze presentatie 😀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Bram🤣&amp;romano👨‍❤️‍💋‍👨&amp;conto 👩‍🦯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1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16.779cm" svg:height="0.963cm" svg:x="5.334cm" svg:y="9.906cm">
          <draw:text-box>
            <text:p>file:///home/constantijn/Desktop/Opdracht%203/index.html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1.268cm" svg:height="5.448cm" svg:x="7.874cm" svg:y="11.684cm">
          <draw:image xlink:href="Pictures/10000000000001AA000000CEDA05DA8722D1F34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6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3.255cm" svg:height="15.107cm" svg:x="7.065cm" svg:y="5.842cm">
          <draw:image xlink:href="Pictures/10000201000001F50000023B897656502B7168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9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5.08cm" svg:height="13.704cm" svg:x="12.446cm" svg:y="4.584cm">
          <draw:image xlink:href="Pictures/100002010000023A0000020613A4AE7B98104500.png" xlink:type="simple" xlink:show="embed" xlink:actuate="onLoad" loext:mime-type="image/png">
            <text:p/>
          </draw:image>
        </draw:frame>
        <draw:frame draw:style-name="gr3" draw:text-style-name="P5" draw:layer="layout" svg:width="15.054cm" svg:height="13.731cm" svg:x="-0.254cm" svg:y="4.557cm">
          <draw:image xlink:href="Pictures/10000201000002390000020706F37381B2A05C2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1:41:44.215241165</meta:creation-date>
    <meta:editing-duration>PT44M33S</meta:editing-duration>
    <meta:editing-cycles>4</meta:editing-cycles>
    <meta:generator>LibreOffice/6.4.7.2$Linux_X86_64 LibreOffice_project/40$Build-2</meta:generator>
    <dc:title>Beehive</dc:title>
    <dc:date>2021-09-09T15:17:25.361347718</dc:date>
    <meta:document-statistic meta:object-count="60"/>
  </office:meta>
</office:document-meta>
</file>